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6:17:27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6:17:45.817000000</dc:date>
    <meta:print-date>2006-09-05T16:08:04</meta:print-date>
    <meta:editing-duration>PT11M15S</meta:editing-duration>
    <meta:editing-cycles>6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ff0000" fo:font-family="Arial" fo:font-size="8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text-properties fo:color="#007fff" fo:font-family="Arial" fo:font-size="7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svg:x="18.369cm" svg:y="3.424cm" style:legend-expansion="custom" chartooo:width="2.773cm" chartooo:height="3.078cm" style:legend-expansion-aspect-ratio="0.900909681611436" chart:style-name="ch3"/>
        <chart:plot-area chart:style-name="ch4" table:cell-range-address="Mo_példa_06_a.D9:Mo_példa_06_a.H14" chart:data-source-has-labels="both" svg:x="1.592cm" svg:y="1.469cm" svg:width="16.357cm" svg:height="6.593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972cm" svg:y="8.269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658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